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a593e"/>
    </style:style>
    <style:style style:name="P2" style:family="paragraph" style:parent-style-name="Standard">
      <style:text-properties fo:font-weight="bold" officeooo:paragraph-rsid="001a593e" style:font-weight-asian="bold" style:font-weight-complex="bold"/>
    </style:style>
    <style:style style:name="P3" style:family="paragraph" style:parent-style-name="Standard">
      <style:text-properties officeooo:paragraph-rsid="001b5c84"/>
    </style:style>
    <style:style style:name="T1" style:family="text">
      <style:text-properties officeooo:rsid="001a593e"/>
    </style:style>
    <style:style style:name="T2" style:family="text">
      <style:text-properties officeooo:rsid="001b5c8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) En en archivo universidad.xml, construye las sentencias Xpath que permitan obtener los siguientes datos: </text:p>
      <text:p text:style-name="P1"/>
      <text:p text:style-name="P1">1. Nombre de la Universidad</text:p>
      <text:p text:style-name="P1"><text:tab/>/<text:span text:style-name="T1">universidad/nombre</text:span></text:p>
      <text:p text:style-name="P1">2. Nombre del Campus</text:p>
      <text:p text:style-name="P1"><text:tab/>/<text:span text:style-name="T1">universidad/campus</text:span></text:p>
      <text:p text:style-name="P1">3. País de la Universidad:</text:p>
      <text:p text:style-name="P1"><text:tab/>/<text:span text:style-name="T1">universidad/pais</text:span></text:p>
      <text:p text:style-name="P1">4. Nombres de las Carreras:</text:p>
      <text:p text:style-name="P1"><text:tab/>//<text:span text:style-name="T1">carrera/nobmre</text:span></text:p>
      <text:p text:style-name="P1">5. Años de plan de estudio de las carreras:</text:p>
      <text:p text:style-name="P1"><text:tab/>//<text:span text:style-name="T1">carrera/plan</text:span></text:p>
      <text:p text:style-name="P1">6. Nombres de todos los alumnos:</text:p>
      <text:p text:style-name="P1"><text:tab/>//<text:span text:style-name="T1">alumno/nombre</text:span></text:p>
      <text:p text:style-name="P1">7. Identificadores de todas las carreras:</text:p>
      <text:p text:style-name="P1"><text:tab/>//<text:span text:style-name="T1">carrera/@id</text:span></text:p>
      <text:p text:style-name="P1">8. Datos de la carrera cuyo id es c02:</text:p>
      <text:p text:style-name="P1"><text:tab/>//<text:span text:style-name="T1">carrera[@id="c02"]</text:span></text:p>
      <text:p text:style-name="P1">9. Centro en que se estudia de la carrera cuyo id es c01:</text:p>
      <text:p text:style-name="P1"><text:tab/>//<text:span text:style-name="T1">carrera[@id="c01"]/centro</text:span></text:p>
      <text:p text:style-name="P1">10. Nombre de las carreras que tengan subdirector:</text:p>
      <text:p text:style-name="P1"><text:tab/>//<text:span text:style-name="T1">carrera[count(subdirector) &gt; 0]</text:span></text:p>
      <text:p text:style-name="P1">11. Nombre de los alumnos que estén haciendo proyecto:</text:p>
      <text:p text:style-name="P1"><text:tab/>//<text:span text:style-name="T1">alumno[count(.//proyecro) &gt; 0]/nombre</text:span></text:p>
      <text:p text:style-name="P1">12. Códigos de las carreras en las que hay algún alumno matriculado:</text:p>
      <text:p text:style-name="P1"><text:tab/>//<text:span text:style-name="T1">alumno//carrera/@codigo</text:span></text:p>
      <text:p text:style-name="P1">13. Apellidos y Nombre de los alumnos con beca:</text:p>
      <text:p text:style-name="P3"><text:tab/>//<text:span text:style-name="T1">alumno</text:span><text:span text:style-name="T2">[@beca = "si"]</text:span></text:p>
      <text:p text:style-name="P1">14. Nombre de las asignaturas de la titulación c03:</text:p>
      <text:p text:style-name="P1"><text:tab/>//<text:span text:style-name="T2">asignatura[titulacion="c03"]/nombre</text:span></text:p>
      <text:p text:style-name="P1">15. Nombre de las asignaturas de segundo trimestre:</text:p>
      <text:p text:style-name="P1"><text:tab/>//<text:span text:style-name="T2">asignatura[trimestre = "1"]</text:span></text:p>
      <text:p text:style-name="P1">16. Nombre de las asignaturas que no tienen 3 créditos teóricos:</text:p>
      <text:p text:style-name="P1"><text:tab/>//<text:span text:style-name="T2">asignatura[creditos_teoricos &lt; 3]</text:span></text:p>
      <text:p text:style-name="P1">17. Código de la carrera que estudia el último alumno:</text:p>
      <text:p text:style-name="P1"><text:tab/>//<text:span text:style-name="T2">alumno[last()]/@id</text:span></text:p>
      <text:p text:style-name="P1">18. Código de las asignaturas que estudian mujeres:</text:p>
      <text:p text:style-name="P1"><text:tab/>//<text:span text:style-name="T2">alumno[sexo = "Mujer"]//asignatura/@codigo</text:span></text:p>
      <text:p text:style-name="P1">19. Nombre de los alumnos que matriculados en la asignatura a01:</text:p>
      <text:p text:style-name="P1"><text:tab/>//<text:span text:style-name="T2">alumno[.//asignatura/@codgio = "a01"]/nombre</text:span></text:p>
      <text:p text:style-name="P1">20. Códigos de las carreras que estudian los alumnos matriculados en alguna asignatura.</text:p>
      <text:p text:style-name="P1"><text:tab/></text:p>
      <text:p text:style-name="P1">21. Apellidos de todas las mujeres:</text:p>
      <text:p text:style-name="P1"/>
      <text:p text:style-name="P1">22. Nombre de la carrera que estudia María:</text:p>
      <text:p text:style-name="P1"/>
      <text:p text:style-name="P1">23. Nombre de las asignaturas que estudia Fernando:</text:p>
      <text:p text:style-name="P1"/>
      <text:p text:style-name="P1">24. Primer apellido de los alumnos matriculados en Ingeniería del Software:</text:p>
      <text:p text:style-name="P1"/>
      <text:p text:style-name="P1"><text:soft-page-break/><text:span text:style-name="T1">25</text:span>. Nombre de las carreras que estudian los alumnos matriculados en la asignatura Tecnología de los Alimentos:</text:p>
      <text:p text:style-name="P1"/>
      <text:p text:style-name="P1">26. Nombre de los alumnos matriculados en carreras que no tienen subdirector:</text:p>
      <text:p text:style-name="P1"/>
      <text:p text:style-name="P1">27. Nombre de las alumnos matriculados en asignaturas con 0 créditos prácticos y que estudien la carrera de I.T. Informática :</text:p>
      <text:p text:style-name="P1"/>
      <text:p text:style-name="P1">28. Nombre de los alumnos que estudian carreras cuyos planes son anteriores a 2003.</text:p>
      <text:p text:style-name="P1"/>
      <text:p text:style-name="P2">B) En en archivo mundiales.xml, construye las sentencias Xpath que permitan obtener los siguientes datos:</text:p>
      <text:p text:style-name="P1"/>
      <text:p text:style-name="P1">29. Nombre de todos los pilotos de Nacionalidad Británica</text:p>
      <text:p text:style-name="P1"/>
      <text:p text:style-name="P1">30. Nombre de los pilotos que no han sido campeones del mundo (no tienen Títulos)</text:p>
      <text:p text:style-name="P1"/>
      <text:p text:style-name="P1">31. información asociada (todos los elementos con títulos incluidos) a Jason Button</text:p>
      <text:p text:style-name="P1"/>
      <text:p text:style-name="P1">32. Nombre de los pilotos que han ganado mas de un titulo</text:p>
      <text:p text:style-name="P1"/>
      <text:p text:style-name="P1">33. Nombre de pilotos alemanes que han sido campeones del mundo a partir del 2008 (2008 inclusive)</text:p>
      <text:p text:style-name="P1"/>
      <text:p text:style-name="P1">34. Nombre de los circuitos que se encuentran en España</text:p>
      <text:p text:style-name="P1"/>
      <text:p text:style-name="P1">35. Número de carreras celebradas en 2010</text:p>
      <text:p text:style-name="P1"/>
      <text:p text:style-name="P1">36. Nombre de los Grandes premios y código de los pilotos que han ganado alguna carrera en 2007</text:p>
      <text:p text:style-name="P1"/>
      <text:p text:style-name="P1">37. Código de los pilotos que han ganado en el gran premio de España</text:p>
      <text:p text:style-name="P1"/>
      <text:p text:style-name="P1">38. Nombre de los pilotos que han ganado alguna carrera y entre el 2007 y 2009 (ambos inclusive)</text:p>
      <text:p text:style-name="P1"/>
      <text:p text:style-name="P1">39. Nombre del circuito donde se celebró el Gran Premio de España en 2009</text:p>
      <text:p text:style-name="P1"/>
      <text:p text:style-name="P1">40. Nombre de los circuitos en España que han albergado carreras posteriores al 2008 (inclusive)</text:p>
      <text:p text:style-name="P1"/>
      <text:p text:style-name="P1">41. Nombre de los pilotos de Mercedes en 2010</text:p>
      <text:p text:style-name="P1"/>
      <text:p text:style-name="P1">42. Código de los pilotos que han ganado en circuitos Urbanos</text:p>
      <text:p text:style-name="P1"/>
      <text:p text:style-name="P1">43. Nombre de los pilotos que han ganado alguna carrera con Ferrari</text:p>
      <text:p text:style-name="P1"/>
      <text:p text:style-name="P1">44. Apellido del piloto P06 (usar substring con el nombre)</text:p>
      <text:p text:style-name="P1"/>
      <text:p text:style-name="P1">45. Nombre de los pilotos cuyo nombre contiene la cadena de texto “i” y han ganado alguna carrera</text:p>
      <text:p text:style-name="P1"/>
      <text:p text:style-name="P1">46. Nombres de los Grandes premios cuya longitud de nombre sea mayor a 22</text:p>
      <text:p text:style-name="P1"/>
      <text:p text:style-name="P1">47. Países que empiezan por I, a los que pertenecen los circuitos</text:p>
      <text:p text:style-name="P1"/>
      <text:p text:style-name="P1"><text:soft-page-break/>48. Numero de pilotos con nacionalidad española 2</text:p>
      <text:p text:style-name="P1"/>
      <text:p text:style-name="P1">49. Nombre de los pilotos menos los que son de nacionalidad española (hazlo de dos formas</text:p>
      <text:p text:style-name="P1">diferentes)</text:p>
      <text:p text:style-name="P1"/>
      <text:p text:style-name="P1">50. Id de los pilotos ganadores (en primera posición) de las carreras realizadas en el ultimo circuito</text:p>
      <text:p text:style-name="P1">del fichero</text:p>
      <text:p text:style-name="P1">51. Nombre del piloto con la misma nacionalidad que el piloto con ID=P03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NSimSun" style:font-size-asian="10.5pt" style:language-asian="zxx" style:country-asian="none" style:font-name-complex="Arial1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zxx" fo:country="none" style:letter-kerning="true" style:font-name-asian="NSimSun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0T13:40:49.680000000</meta:creation-date>
    <dc:date>2025-04-10T13:59:46.339000000</dc:date>
    <meta:editing-duration>PT8M4S</meta:editing-duration>
    <meta:editing-cycles>1</meta:editing-cycles>
    <meta:document-statistic meta:table-count="0" meta:image-count="0" meta:object-count="0" meta:page-count="3" meta:paragraph-count="75" meta:word-count="634" meta:character-count="3976" meta:non-whitespace-character-count="3394"/>
    <meta:generator>LibreOffice/24.2.5.2$Windows_X86_64 LibreOffice_project/bffef4ea93e59bebbeaf7f431bb02b1a39ee8a59</meta:generator>
  </office:meta>
</office:document-meta>
</file>